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BookmanOldStyle" svg:font-family="BookmanOldStyle" style:font-family-generic="swiss"/>
    <style:font-face style:name="BookmanOldStyle-Bold" svg:font-family="BookmanOldStyle-Bold" style:font-family-generic="swiss"/>
    <style:font-face style:name="HelveticaNeue" svg:font-family="HelveticaNeue" style:font-family-generic="swiss"/>
    <style:font-face style:name="TrebuchetMS-Bold" svg:font-family="TrebuchetMS-Bold" style:font-family-generic="swiss"/>
    <style:font-face style:name="CourierNewPSMT" svg:font-family="CourierNewPSMT" style:font-family-generic="swiss" style:font-pitch="fixed"/>
    <style:font-face style:name="LucidaSans-Typewriter" svg:font-family="LucidaSans-Typewriter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BookmanOldStyle" fo:font-size="10pt" style:font-name-asian="BookmanOldStyle" style:font-size-asian="10pt" style:font-name-complex="BookmanOldStyle" style:font-size-complex="10pt"/>
    </style:style>
    <style:style style:name="P2" style:family="paragraph" style:parent-style-name="Standard" style:list-style-name="L2">
      <style:paragraph-properties fo:text-align="start" style:justify-single-word="false" style:text-autospace="none"/>
      <style:text-properties style:font-name="BookmanOldStyle" fo:font-size="10pt" style:font-name-asian="BookmanOldStyle" style:font-size-asian="10pt" style:font-name-complex="BookmanOldStyle" style:font-size-complex="10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BookmanOldStyle-Bold" fo:font-size="10pt" style:font-name-asian="BookmanOldStyle-Bold" style:font-size-asian="10pt" style:font-name-complex="BookmanOldStyle-Bold" style:font-size-complex="10pt"/>
    </style:style>
    <style:style style:name="P4" style:family="paragraph" style:parent-style-name="Standard" style:list-style-name="">
      <style:paragraph-properties fo:text-align="center" style:justify-single-word="false" style:text-autospace="none"/>
      <style:text-properties style:font-name="Times New Roman1" fo:font-size="11pt" fo:font-weight="bold" style:font-name-asian="BookmanOldStyle" style:font-size-asian="11pt" style:font-weight-asian="bold" style:font-name-complex="BookmanOldStyle" style:font-size-complex="11pt" style:font-weight-complex="bold"/>
    </style:style>
    <style:style style:name="P5" style:family="paragraph" style:parent-style-name="Standard" style:list-style-name="">
      <style:paragraph-properties fo:text-align="center" style:justify-single-word="false" style:text-autospace="none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 style:list-style-name="">
      <style:paragraph-properties fo:text-align="center" style:justify-single-word="false" style:text-autospace="none"/>
      <style:text-properties style:font-name="Times New Roman1" fo:font-size="11pt" fo:font-weight="bold" style:font-name-asian="TrebuchetMS-Bold" style:font-size-asian="11pt" style:font-weight-asian="bold" style:font-name-complex="TrebuchetMS-Bold" style:font-size-complex="11pt" style:font-weight-complex="bold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11pt" fo:font-weight="bold" style:font-name-asian="TrebuchetMS-Bold" style:font-size-asian="11pt" style:font-weight-asian="bold" style:font-name-complex="TrebuchetMS-Bold" style:font-size-complex="11pt" style:font-weight-complex="bold"/>
    </style:style>
    <style:style style:name="P8" style:family="paragraph" style:parent-style-name="Standard" style:list-style-name="L1">
      <style:paragraph-properties fo:text-align="start" style:justify-single-word="false" style:text-autospace="none"/>
      <style:text-properties style:font-name="Times New Roman1" fo:font-size="11pt" fo:font-weight="bold" style:font-name-asian="TrebuchetMS-Bold" style:font-size-asian="11pt" style:font-weight-asian="bold" style:font-name-complex="TrebuchetMS-Bold" style:font-size-complex="11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Times New Roman1" fo:font-size="11pt" fo:font-weight="bold" style:font-name-asian="TrebuchetMS-Bold" style:font-size-asian="11pt" style:font-weight-asian="bold" style:font-name-complex="TrebuchetMS-Bold" style:font-size-complex="11pt" style:font-weight-complex="bold"/>
    </style:style>
    <style:style style:name="P10" style:family="paragraph" style:parent-style-name="Standard">
      <style:text-properties style:font-name="Times New Roman1" fo:font-size="11pt" style:font-size-asian="11pt" style:font-size-complex="11pt"/>
    </style:style>
    <style:style style:name="P11" style:family="paragraph" style:parent-style-name="Standard" style:list-style-name="">
      <style:paragraph-properties style:text-autospace="none"/>
      <style:text-properties style:font-name="Times New Roman1" fo:font-size="11pt" style:font-size-asian="11pt" style:font-size-complex="11pt"/>
    </style:style>
    <style:style style:name="P12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11pt" style:font-size-asian="11pt" style:font-size-complex="11pt"/>
    </style:style>
    <style:style style:name="P13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11pt" style:font-name-asian="BookmanOldStyle" style:font-size-asian="11pt" style:font-name-complex="BookmanOldStyle" style:font-size-complex="11pt"/>
    </style:style>
    <style:style style:name="P14" style:family="paragraph" style:parent-style-name="Standard" style:list-style-name="">
      <style:paragraph-properties style:text-autospace="none"/>
      <style:text-properties style:font-name="Times New Roman1" fo:font-size="11pt" style:font-name-asian="BookmanOldStyle" style:font-size-asian="11pt" style:font-name-complex="BookmanOldStyle" style:font-size-complex="11pt"/>
    </style:style>
    <style:style style:name="P1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BookmanOldStyle" style:font-name-asian="BookmanOldStyle" style:font-name-complex="BookmanOldStyle"/>
    </style:style>
    <style:style style:name="T2" style:family="text">
      <style:text-properties style:font-name-asian="BookmanOldStyle" style:font-name-complex="BookmanOldStyle"/>
    </style:style>
    <style:style style:name="T3" style:family="text">
      <style:text-properties style:font-name="BookmanOldStyle-Bold" fo:font-weight="bold" style:font-name-asian="BookmanOldStyle-Bold" style:font-weight-asian="bold" style:font-name-complex="BookmanOldStyle-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name-asian="BookmanOldStyle-Bold" style:font-weight-asian="bold" style:font-name-complex="BookmanOldStyle-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name-asian="BookmanOldStyle-Bold" style:font-weight-asian="normal" style:font-name-complex="BookmanOldStyle-Bold" style:font-weight-complex="normal"/>
    </style:style>
    <style:style style:name="T8" style:family="text">
      <style:text-properties style:font-name="Times New Roman1" fo:font-size="11pt" style:font-size-asian="11pt" style:font-size-complex="11pt"/>
    </style:style>
    <style:style style:name="T9" style:family="text">
      <style:text-properties style:font-name-asian="HelveticaNeue" style:font-name-complex="HelveticaNeue"/>
    </style:style>
    <style:style style:name="T10" style:family="text">
      <style:text-properties style:font-name-asian="CourierNewPSMT" style:font-name-complex="CourierNewPSMT"/>
    </style:style>
    <style:style style:name="T11" style:family="text">
      <style:text-properties style:font-name="LucidaSans-Typewriter" fo:font-size="9pt" style:font-name-asian="LucidaSans-Typewriter" style:font-size-asian="9pt" style:font-name-complex="LucidaSans-Typewriter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Notes on <text:span text:style-name="T2">Introduction to</text:span></text:p>
      <text:p text:style-name="P4">Computation and</text:p>
      <text:p text:style-name="P5"><text:span text:style-name="T2">Programming Using Python</text:span></text:p>
      <text:p text:style-name="P5"><text:span text:style-name="T2"/></text:p>
      <text:p text:style-name="Standard"><text:span text:style-name="T8">From; </text:span><text:a xlink:type="simple" xlink:href="https://ocw.mit.edu/courses/electrical-engineering-and-computer-science/6-0001-introduction-to-computer-science-and-programming-in-python-fall-2016/lecture-slides-code/" text:style-name="Internet_20_link" text:visited-style-name="Visited_20_Internet_20_Link"><text:span text:style-name="T8">https://ocw.mit.edu/courses/electrical-engineering-and-computer-science/6-0001-introduction-to-computer-science-and-programming-in-python-fall-2016/lecture-slides-code/</text:span></text:a></text:p>
      <text:p text:style-name="P10"/>
      <text:p text:style-name="P4">Getting started</text:p>
      <text:p text:style-name="P4"/>
      <text:p text:style-name="P13">A computer does two things, and two things only: it performs calculations and it</text:p>
      <text:p text:style-name="P11"><text:span text:style-name="T2">remembers the results of those calculations.</text:span></text:p>
      <text:p text:style-name="P11"><text:span text:style-name="T2"/></text:p>
      <text:p text:style-name="P11"><text:span text:style-name="T2">All knowledge can be thought of as either declarative or imperative. </text:span><text:span text:style-name="T5">Declarative knowledge </text:span><text:span text:style-name="T2">is composed of statements of fact. For example, “the square root of </text:span><text:span text:style-name="T9">x </text:span><text:span text:style-name="T2">is a number </text:span><text:span text:style-name="T9">y </text:span><text:span text:style-name="T2">such that </text:span><text:span text:style-name="T9">y*y = x</text:span><text:span text:style-name="T10">.</text:span><text:span text:style-name="T2">”</text:span></text:p>
      <text:p text:style-name="P11"><text:span text:style-name="T2"/></text:p>
      <text:p text:style-name="P11"><text:span text:style-name="T5">Imperative knowledge </text:span><text:span text:style-name="T2">is “how to” knowledge, or recipes for deducing information.</text:span></text:p>
      <text:p text:style-name="P11"><text:span text:style-name="T2"/></text:p>
      <text:p text:style-name="P14"><text:span text:style-name="T5">Stored-program computer</text:span>. Such a computer stores (and manipulates) a sequence of</text:p>
      <text:p text:style-name="P13">instructions, and has a set of elements that will execute any instruction in that</text:p>
      <text:p text:style-name="P11"><text:span text:style-name="T2">sequence. </text:span></text:p>
      <text:p text:style-name="P11"><text:span text:style-name="T2">The heart of the computer then becomes a program (called an </text:span><text:span text:style-name="T5">interpreter</text:span><text:span text:style-name="T2">) that can execute any legal set of instructions, and thus can be used to compute anything that one can describe using some basic set of instructions. </text:span></text:p>
      <text:p text:style-name="P13">Alan Turing described a hypothetical computing device that has come to be called a <text:span text:style-name="T5">Universal Turing Machine</text:span>. The machine had an unbounded memory in the form of tape on which one could write zeros and ones, and some very simple primitive instructions for moving,</text:p>
      <text:p text:style-name="P12"><text:span text:style-name="T2">reading, and writing to the tape. The </text:span><text:span text:style-name="T5">Church-Turing thesis </text:span><text:span text:style-name="T2">states that if a function is computable, a Turing Machine can be programmed to compute it. See: </text:span><text:span text:style-name="T7">halting problem.</text:span></text:p>
      <text:p text:style-name="P12"><text:span text:style-name="T7"/></text:p>
      <text:p text:style-name="P12"><text:span text:style-name="T7"/></text:p>
      <text:p text:style-name="P6">INTRODUCTION TO PYTHON</text:p>
      <text:p text:style-name="P6"><text:span text:style-name="T7"/></text:p>
      <text:p text:style-name="P7"><text:span text:style-name="T7">Programing language:</text:span></text:p>
      <text:list xml:id="list6042004044574107521" text:style-name="L1">
        <text:list-item>
          <text:p text:style-name="P8"><text:span text:style-name="T7">low-level or high level</text:span></text:p>
        </text:list-item>
        <text:list-item>
          <text:p text:style-name="P8"><text:span text:style-name="T7">general vs application domain</text:span></text:p>
        </text:list-item>
        <text:list-item>
          <text:p text:style-name="P8"><text:span text:style-name="T7">interpreted vs compiled</text:span></text:p>
        </text:list-item>
      </text:list>
      <text:p text:style-name="P9"><text:span text:style-name="T7"/></text:p>
      <text:p text:style-name="P1"><text:span text:style-name="T6">Python is not optimal for programs that have high </text:span>reliability constraints (because of its weak static semantic checking) or that are built and maintained by many people or over a long period of time (again because of the weak static semantic checking).</text:p>
      <text:p text:style-name="P1"/>
      <text:p text:style-name="P1">Python intepreter = shell</text:p>
      <text:p text:style-name="P1"/>
      <text:p text:style-name="P3"><text:span text:style-name="T4">Objects </text:span><text:span text:style-name="T1">are the core things that Python programs manipulate. Every object has a </text:span><text:span text:style-name="T4">type </text:span><text:span text:style-name="T1">that defines the kinds of things that programs can do with objects of that type.</text:span></text:p>
      <text:p text:style-name="P1">Types are either scalar or non-scalar. <text:span text:style-name="T3">Scalar </text:span>objects are indivisible. Think of them as the atoms of the language. Non-scalar objects, for example strings, have internal structure.</text:p>
      <text:p text:style-name="P1"/>
      <text:p text:style-name="P1">Python has four types of scalar objects</text:p>
      <text:list xml:id="list7086403763871647937" text:style-name="L2">
        <text:list-item>
          <text:p text:style-name="P2">int</text:p>
        </text:list-item>
        <text:list-item>
          <text:p text:style-name="P2">float</text:p>
        </text:list-item>
        <text:list-item>
          <text:p text:style-name="P2">bool</text:p>
        </text:list-item>
        <text:list-item>
          <text:p text:style-name="P2">None</text:p>
        </text:list-item>
        <text:list-item>
          <text:p text:style-name="P2"/>
        </text:list-item>
      </text:list>
      <text:p text:style-name="P1">Objects and <text:span text:style-name="T3">operators </text:span>can be combined to form <text:span text:style-name="T3">expressions</text:span>, each of which evaluates to an object of some type. We will refer to this as the <text:span text:style-name="T3">value </text:span>of the expression.</text:p>
      <text:p text:style-name="P1"/>
      <text:p text:style-name="P3"><text:span text:style-name="T4">Variables </text:span><text:span text:style-name="T1">provide a way to associate names with objects.</text:span></text:p>
      <text:p text:style-name="P3"><text:soft-page-break/><text:span text:style-name="T4">A variable is just a name, </text:span><text:span text:style-name="T1">nothing more. Remember this—it is important. An </text:span><text:span text:style-name="T4">assignment </text:span><text:span text:style-name="T1">statement associates the name to the left of the </text:span><text:span text:style-name="T11">= </text:span><text:span text:style-name="T1">symbol with the object denoted by the expression to the right of the </text:span><text:span text:style-name="T11">=</text:span><text:span text:style-name="T1">. Remember this too. An object can have one, more than one, or no name associated with it</text:span></text:p>
      <text:p text:style-name="P3"><text:span text:style-name="T1"/></text:p>
      <text:p text:style-name="P3"><text:span text:style-name="T1">Comment #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BookmanOldStyle" svg:font-family="BookmanOldStyle" style:font-family-generic="swiss"/>
    <style:font-face style:name="BookmanOldStyle-Bold" svg:font-family="BookmanOldStyle-Bold" style:font-family-generic="swiss"/>
    <style:font-face style:name="HelveticaNeue" svg:font-family="HelveticaNeue" style:font-family-generic="swiss"/>
    <style:font-face style:name="TrebuchetMS-Bold" svg:font-family="TrebuchetMS-Bold" style:font-family-generic="swiss"/>
    <style:font-face style:name="CourierNewPSMT" svg:font-family="CourierNewPSMT" style:font-family-generic="swiss" style:font-pitch="fixed"/>
    <style:font-face style:name="LucidaSans-Typewriter" svg:font-family="LucidaSans-Typewriter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hr" fo:country="H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hr" fo:country="H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20-11-22T19:15:00Z</meta:creation-date>
    <dc:date>2020-11-22T19:43:17.57</dc:date>
    <meta:editing-cycles>27</meta:editing-cycles>
    <meta:editing-duration>PT23M50S</meta:editing-duration>
    <meta:document-statistic meta:table-count="0" meta:image-count="0" meta:object-count="0" meta:page-count="2" meta:paragraph-count="33" meta:word-count="447" meta:character-count="2799"/>
    <meta:template xlink:type="simple" xlink:actuate="onRequest" xlink:title="" xlink:href="Normal"/>
  </office:meta>
</office:document-meta>
</file>